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a60" officeooo:paragraph-rsid="0003fa60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marker-start="Arrowheads_20_1" draw:marker-end="Arrowheads_20_1" draw:fill="none" draw:fill-color="#ffffff" fo:min-height="0.2311in" style:run-through="foreground"/>
    </style:style>
    <style:style style:name="gr3" style:family="graphic">
      <style:graphic-properties draw:marker-start="Arrowheads_20_1" draw:marker-end="Arrowheads_20_1" draw:textarea-horizontal-align="center" draw:textarea-vertical-align="middle" style:run-through="foreground"/>
    </style:style>
    <style:style style:name="gr4" style:family="graphic">
      <style:graphic-properties draw:textarea-horizontal-align="justify" draw:textarea-vertical-align="middle" draw:auto-grow-height="false" fo:min-height="0.2646in" fo:min-width="1.3465in" style:run-through="foreground"/>
    </style:style>
    <style:style style:name="gr5" style:family="graphic">
      <style:graphic-properties draw:textarea-horizontal-align="justify" draw:textarea-vertical-align="middle" draw:auto-grow-height="false" fo:min-height="0.1402in" fo:min-width="1.1264in" style:run-through="foreground"/>
    </style:style>
    <style:style style:name="gr6" style:family="graphic">
      <style:graphic-properties draw:textarea-horizontal-align="justify" draw:textarea-vertical-align="middle" draw:auto-grow-height="false" fo:min-height="0.2591in" fo:min-width="0.7311in" style:run-through="foreground"/>
    </style:style>
    <style:style style:name="gr7" style:family="graphic">
      <style:graphic-properties draw:textarea-horizontal-align="justify" draw:textarea-vertical-align="middle" draw:auto-grow-height="false" fo:min-height="0.1547in" fo:min-width="0.9661in" style:run-through="foreground"/>
    </style:style>
    <style:style style:name="gr8" style:family="graphic">
      <style:graphic-properties draw:textarea-horizontal-align="justify" draw:textarea-vertical-align="middle" draw:auto-grow-height="false" fo:min-height="0.1764in" fo:min-width="0.9756in" style:run-through="foreground"/>
    </style:style>
    <style:style style:name="gr9" style:family="graphic">
      <style:graphic-properties draw:textarea-horizontal-align="justify" draw:textarea-vertical-align="middle" draw:auto-grow-height="false" fo:min-height="0.1862in" fo:min-width="1.1264in" style:run-through="foreground"/>
    </style:style>
    <style:style style:name="gr10" style:family="graphic">
      <style:graphic-properties draw:fill-color="#ffffff" draw:opacity="0%" draw:textarea-horizontal-align="justify" draw:textarea-vertical-align="middle" draw:auto-grow-height="false" fo:min-height="4.0756in" fo:min-width="2.3937in" draw:shadow-opacity="0%" style:run-through="foreground"/>
    </style:style>
    <style:style style:name="gr11" style:family="graphic">
      <style:graphic-properties draw:textarea-horizontal-align="justify" draw:textarea-vertical-align="middle" draw:auto-grow-height="false" fo:min-height="0.2in" fo:min-width="1.1264in" style:run-through="foreground"/>
    </style:style>
    <style:style style:name="gr12" style:family="graphic">
      <style:graphic-properties draw:textarea-horizontal-align="justify" draw:textarea-vertical-align="middle" draw:auto-grow-height="false" fo:min-height="0.1547in" fo:min-width="1.128in" style:run-through="foreground"/>
    </style:style>
    <style:style style:name="gr13" style:family="graphic">
      <style:graphic-properties draw:textarea-horizontal-align="justify" draw:textarea-vertical-align="middle" draw:auto-grow-height="false" fo:min-height="0.2465in" fo:min-width="1.098in" style:run-through="foreground"/>
    </style:style>
    <style:style style:name="gr14" style:family="graphic">
      <style:graphic-properties draw:fill-color="#ffffff" draw:opacity="0%" draw:textarea-horizontal-align="justify" draw:textarea-vertical-align="middle" draw:auto-grow-height="false" fo:min-height="0.7547in" fo:min-width="3.4in" draw:shadow-opacity="0%" style:run-through="foreground"/>
    </style:style>
    <style:style style:name="gr15" style:family="graphic">
      <style:graphic-properties draw:textarea-horizontal-align="justify" draw:textarea-vertical-align="middle" draw:auto-grow-height="false" fo:min-height="0.2457in" fo:min-width="1.1445in" style:run-through="foreground"/>
    </style:style>
    <style:style style:name="gr16" style:family="graphic">
      <style:graphic-properties draw:textarea-horizontal-align="justify" draw:textarea-vertical-align="middle" draw:auto-grow-height="false" fo:min-height="0.2453in" fo:min-width="1.9165in" style:run-through="foreground"/>
    </style:style>
    <style:style style:name="gr17" style:family="graphic">
      <style:graphic-properties draw:textarea-horizontal-align="justify" draw:textarea-vertical-align="middle" draw:auto-grow-height="false" fo:min-height="0.2201in" fo:min-width="0.478in" style:run-through="foreground"/>
    </style:style>
    <style:style style:name="gr18" style:family="graphic">
      <style:graphic-properties draw:fill-color="#ffffff" draw:opacity="0%" draw:textarea-horizontal-align="justify" draw:textarea-vertical-align="middle" draw:auto-grow-height="false" fo:min-height="0.9209in" fo:min-width="1.3154in" draw:shadow-opacity="0%" style:run-through="foreground"/>
    </style:style>
    <style:style style:name="gr19" style:family="graphic">
      <style:graphic-properties draw:textarea-horizontal-align="justify" draw:textarea-vertical-align="middle" draw:auto-grow-height="false" fo:min-height="0.2453in" fo:min-width="1.0882in" style:run-through="foreground"/>
    </style:style>
    <style:style style:name="gr20" style:family="graphic">
      <style:graphic-properties draw:marker-end="Arrowheads_20_1" draw:textarea-horizontal-align="center" draw:textarea-vertical-align="middle" style:run-through="foreground"/>
    </style:style>
    <style:style style:name="gr21" style:family="graphic">
      <style:graphic-properties draw:stroke="none" svg:stroke-color="#000000" draw:marker-end="Arrowheads_20_1" draw:fill="none" draw:fill-color="#ffffff" fo:min-height="0.252in" style:run-through="foreground"/>
    </style:style>
    <style:style style:name="gr22" style:family="graphic">
      <style:graphic-properties draw:fill-color="#ffffff" draw:opacity="0%" draw:textarea-horizontal-align="justify" draw:textarea-vertical-align="middle" draw:auto-grow-height="false" fo:min-height="1.2634in" fo:min-width="1.3165in" draw:shadow-opacity="0%" style:run-through="foreground"/>
    </style:style>
    <style:style style:name="gr23" style:family="graphic">
      <style:graphic-properties draw:stroke="none" svg:stroke-color="#000000" draw:marker-end="Arrowheads_20_1" draw:fill="none" draw:fill-color="#ffffff" fo:min-height="0.2016in" style:run-through="foreground"/>
    </style:style>
    <style:style style:name="gr24" style:family="graphic">
      <style:graphic-properties draw:textarea-horizontal-align="justify" draw:textarea-vertical-align="middle" draw:auto-grow-height="false" fo:min-height="0.2902in" fo:min-width="1.1256in" style:run-through="foreground"/>
    </style:style>
    <style:style style:name="gr25" style:family="graphic">
      <style:graphic-properties draw:stroke="none" svg:stroke-color="#000000" draw:marker-end="Arrowheads_20_1" draw:fill="none" draw:fill-color="#ffffff" fo:min-height="0.1811in" style:run-through="foreground"/>
    </style:style>
    <style:style style:name="gr26" style:family="graphic">
      <style:graphic-properties draw:fill-color="#ffffff" draw:opacity="0%" draw:textarea-horizontal-align="justify" draw:textarea-vertical-align="middle" draw:auto-grow-height="false" fo:min-height="0.5382in" fo:min-width="2.1291in" draw:shadow-opacity="0%" style:run-through="foreground"/>
    </style:style>
    <style:style style:name="gr27" style:family="graphic">
      <style:graphic-properties draw:stroke="none" svg:stroke-color="#000000" draw:marker-end="Arrowheads_20_1" draw:fill="none" draw:fill-color="#ffffff" fo:min-height="0.1634in" style:run-through="foreground"/>
    </style:style>
    <style:style style:name="gr28" style:family="graphic">
      <style:graphic-properties draw:stroke="none" svg:stroke-color="#000000" draw:marker-end="Arrowheads_20_1" draw:fill="none" draw:fill-color="#ffffff" fo:min-height="0.1819in" style:run-through="foreground"/>
    </style:style>
    <style:style style:name="gr29" style:family="graphic">
      <style:graphic-properties draw:marker-start="Arrowheads_20_1" draw:marker-end="Arrowheads_20_3" draw:textarea-horizontal-align="center" draw:textarea-vertical-align="middle" style:run-through="foreground"/>
    </style:style>
    <style:style style:name="gr30" style:family="graphic">
      <style:graphic-properties draw:fill-color="#ffffff" draw:opacity="0%" draw:textarea-horizontal-align="justify" draw:textarea-vertical-align="middle" draw:auto-grow-height="false" fo:min-height="5.3563in" fo:min-width="3.5839in" draw:shadow-opacity="0%" style:run-through="foreground"/>
    </style:style>
    <style:style style:name="gr31" style:family="graphic">
      <style:graphic-properties draw:stroke="none" svg:stroke-color="#000000" draw:marker-end="Arrowheads_20_1" draw:fill="none" draw:fill-color="#ffffff" fo:min-height="0.1957in" style:run-through="foreground"/>
    </style:style>
    <style:style style:name="gr32" style:family="graphic">
      <style:graphic-properties draw:textarea-horizontal-align="justify" draw:textarea-vertical-align="middle" draw:auto-grow-height="false" fo:min-height="0.1398in" fo:min-width="1.1256in" style:run-through="foreground"/>
    </style:style>
    <style:style style:name="gr33" style:family="graphic">
      <style:graphic-properties draw:textarea-horizontal-align="justify" draw:textarea-vertical-align="middle" draw:auto-grow-height="false" fo:min-height="0.2591in" fo:min-width="0.7319in" style:run-through="foreground"/>
    </style:style>
    <style:style style:name="gr34" style:family="graphic">
      <style:graphic-properties draw:textarea-horizontal-align="justify" draw:textarea-vertical-align="middle" draw:auto-grow-height="false" fo:min-height="0.1547in" fo:min-width="0.9665in" style:run-through="foreground"/>
    </style:style>
    <style:style style:name="gr35" style:family="graphic">
      <style:graphic-properties draw:textarea-horizontal-align="justify" draw:textarea-vertical-align="middle" draw:auto-grow-height="false" fo:min-height="0.1764in" fo:min-width="0.9764in" style:run-through="foreground"/>
    </style:style>
    <style:style style:name="gr36" style:family="graphic">
      <style:graphic-properties draw:textarea-horizontal-align="justify" draw:textarea-vertical-align="middle" draw:auto-grow-height="false" fo:min-height="0.1862in" fo:min-width="1.1256in" style:run-through="foreground"/>
    </style:style>
    <style:style style:name="gr37" style:family="graphic">
      <style:graphic-properties draw:fill-color="#ffffff" draw:opacity="0%" draw:textarea-horizontal-align="justify" draw:textarea-vertical-align="middle" draw:auto-grow-height="false" fo:min-height="4.0752in" fo:min-width="2.3945in" draw:shadow-opacity="0%" style:run-through="foreground"/>
    </style:style>
    <style:style style:name="gr38" style:family="graphic">
      <style:graphic-properties draw:textarea-horizontal-align="justify" draw:textarea-vertical-align="middle" draw:auto-grow-height="false" fo:min-height="0.2in" fo:min-width="1.1256in" style:run-through="foreground"/>
    </style:style>
    <style:style style:name="gr39" style:family="graphic">
      <style:graphic-properties draw:textarea-horizontal-align="justify" draw:textarea-vertical-align="middle" draw:auto-grow-height="false" fo:min-height="0.2465in" fo:min-width="1.1445in" style:run-through="foreground"/>
    </style:style>
    <style:style style:name="gr40" style:family="graphic">
      <style:graphic-properties draw:textarea-horizontal-align="justify" draw:textarea-vertical-align="middle" draw:auto-grow-height="false" fo:min-height="0.2201in" fo:min-width="0.4772in" style:run-through="foreground"/>
    </style:style>
    <style:style style:name="gr41" style:family="graphic">
      <style:graphic-properties draw:fill-color="#ffffff" draw:opacity="0%" draw:textarea-horizontal-align="justify" draw:textarea-vertical-align="middle" draw:auto-grow-height="false" fo:min-height="0.9209in" fo:min-width="1.3146in" draw:shadow-opacity="0%" style:run-through="foreground"/>
    </style:style>
    <style:style style:name="gr42" style:family="graphic">
      <style:graphic-properties draw:textarea-horizontal-align="justify" draw:textarea-vertical-align="middle" draw:auto-grow-height="false" fo:min-height="0.2453in" fo:min-width="1.089in" style:run-through="foreground"/>
    </style:style>
    <style:style style:name="gr43" style:family="graphic">
      <style:graphic-properties draw:stroke="none" svg:stroke-color="#000000" draw:marker-end="Arrowheads_20_1" draw:fill="none" draw:fill-color="#ffffff" fo:min-height="0.2028in" style:run-through="foreground"/>
    </style:style>
    <style:style style:name="gr44" style:family="graphic">
      <style:graphic-properties draw:fill-color="#ffffff" draw:opacity="0%" draw:textarea-horizontal-align="justify" draw:textarea-vertical-align="middle" draw:auto-grow-height="false" fo:min-height="1.2634in" fo:min-width="1.3161in" draw:shadow-opacity="0%" style:run-through="foreground"/>
    </style:style>
    <style:style style:name="gr45" style:family="graphic">
      <style:graphic-properties draw:textarea-horizontal-align="justify" draw:textarea-vertical-align="middle" draw:auto-grow-height="false" fo:min-height="0.289in" fo:min-width="1.1256in" style:run-through="foreground"/>
    </style:style>
    <style:style style:name="gr46" style:family="graphic">
      <style:graphic-properties draw:stroke="none" svg:stroke-color="#000000" draw:marker-end="Arrowheads_20_1" draw:fill="none" draw:fill-color="#ffffff" fo:min-height="0.202in" style:run-through="foreground"/>
    </style:style>
    <style:style style:name="gr47" style:family="graphic">
      <style:graphic-properties draw:textarea-horizontal-align="justify" draw:textarea-vertical-align="middle" draw:auto-grow-height="false" fo:min-height="0.2902in" fo:min-width="1.1264in" style:run-through="foreground"/>
    </style:style>
    <style:style style:name="gr48" style:family="graphic">
      <style:graphic-properties draw:fill-color="#ffffff" draw:opacity="0%" draw:textarea-horizontal-align="justify" draw:textarea-vertical-align="middle" draw:auto-grow-height="false" fo:min-height="0.539in" fo:min-width="2.1291in" draw:shadow-opacity="0%" style:run-through="foreground"/>
    </style:style>
    <style:style style:name="gr49" style:family="graphic">
      <style:graphic-properties draw:stroke="none" svg:stroke-color="#000000" draw:marker-end="Arrowheads_20_1" draw:fill="none" draw:fill-color="#ffffff" fo:min-height="0.102in" style:run-through="foreground"/>
    </style:style>
    <style:style style:name="gr50" style:family="graphic">
      <style:graphic-properties draw:stroke="none" svg:stroke-color="#000000" draw:marker-end="Arrowheads_20_1" draw:fill="none" draw:fill-color="#ffffff" fo:min-height="0.1827in" style:run-through="foreground"/>
    </style:style>
    <style:style style:name="gr51" style:family="graphic">
      <style:graphic-properties draw:stroke="none" svg:stroke-color="#000000" draw:marker-end="Arrowheads_20_1" draw:fill="none" draw:fill-color="#ffffff" fo:min-height="0.1953in" style:run-through="foreground"/>
    </style:style>
    <style:style style:name="gr52" style:family="graphic">
      <style:graphic-properties draw:fill-color="#ffffff" draw:opacity="0%" draw:textarea-horizontal-align="justify" draw:textarea-vertical-align="middle" draw:auto-grow-height="false" fo:min-height="1.4055in" fo:min-width="3.5937in" draw:shadow-opacity="0%" style:run-through="foreground"/>
    </style:style>
    <style:style style:name="gr53" style:family="graphic">
      <style:graphic-properties draw:fill-color="#ffffff" draw:opacity="0%" draw:textarea-horizontal-align="justify" draw:textarea-vertical-align="middle" draw:auto-grow-height="false" fo:min-height="0.3839in" fo:min-width="2.2661in" draw:shadow-opacity="0%" style:run-through="foreground"/>
    </style:style>
    <style:style style:name="gr54" style:family="graphic">
      <style:graphic-properties draw:stroke="none" svg:stroke-color="#000000" draw:marker-end="Arrowheads_20_1" draw:fill="none" draw:fill-color="#ffffff" fo:min-height="0.2445in" style:run-through="foreground"/>
    </style:style>
    <style:style style:name="gr55" style:family="graphic">
      <style:graphic-properties draw:textarea-horizontal-align="justify" draw:textarea-vertical-align="middle" draw:auto-grow-height="false" fo:min-height="0.1402in" fo:min-width="1.1272in" style:run-through="foreground"/>
    </style:style>
    <style:style style:name="gr56" style:family="graphic">
      <style:graphic-properties draw:textarea-horizontal-align="justify" draw:textarea-vertical-align="middle" draw:auto-grow-height="false" fo:min-height="0.2598in" fo:min-width="0.7319in" style:run-through="foreground"/>
    </style:style>
    <style:style style:name="gr57" style:family="graphic">
      <style:graphic-properties draw:textarea-horizontal-align="justify" draw:textarea-vertical-align="middle" draw:auto-grow-height="false" fo:min-height="0.1862in" fo:min-width="1.1272in" style:run-through="foreground"/>
    </style:style>
    <style:style style:name="gr58" style:family="graphic">
      <style:graphic-properties draw:textarea-horizontal-align="justify" draw:textarea-vertical-align="middle" draw:auto-grow-height="false" fo:min-height="0.2in" fo:min-width="1.1272in" style:run-through="foreground"/>
    </style:style>
    <style:style style:name="gr59" style:family="graphic">
      <style:graphic-properties draw:fill-color="#ffffff" draw:opacity="0%" draw:textarea-horizontal-align="justify" draw:textarea-vertical-align="middle" draw:auto-grow-height="false" fo:min-height="0.7555in" fo:min-width="3.4008in" draw:shadow-opacity="0%" style:run-through="foreground"/>
    </style:style>
    <style:style style:name="gr60" style:family="graphic">
      <style:graphic-properties draw:textarea-horizontal-align="justify" draw:textarea-vertical-align="middle" draw:auto-grow-height="false" fo:min-height="0.2457in" fo:min-width="1.1453in" style:run-through="foreground"/>
    </style:style>
    <style:style style:name="gr61" style:family="graphic">
      <style:graphic-properties draw:textarea-horizontal-align="justify" draw:textarea-vertical-align="middle" draw:auto-grow-height="false" fo:min-height="0.2453in" fo:min-width="1.9173in" style:run-through="foreground"/>
    </style:style>
    <style:style style:name="gr62" style:family="graphic">
      <style:graphic-properties draw:fill-color="#ffffff" draw:opacity="0%" draw:textarea-horizontal-align="justify" draw:textarea-vertical-align="middle" draw:auto-grow-height="false" fo:min-height="0.9217in" fo:min-width="1.3161in" draw:shadow-opacity="0%" style:run-through="foreground"/>
    </style:style>
    <style:style style:name="gr63" style:family="graphic">
      <style:graphic-properties draw:stroke="none" svg:stroke-color="#000000" draw:marker-end="Arrowheads_20_1" draw:fill="none" draw:fill-color="#ffffff" fo:min-height="0.1154in" style:run-through="foreground"/>
    </style:style>
    <style:style style:name="gr64" style:family="graphic">
      <style:graphic-properties draw:fill-color="#ffffff" draw:opacity="0%" draw:textarea-horizontal-align="justify" draw:textarea-vertical-align="middle" draw:auto-grow-height="false" fo:min-height="1.2638in" fo:min-width="1.3173in" draw:shadow-opacity="0%" style:run-through="foreground"/>
    </style:style>
    <style:style style:name="gr65" style:family="graphic">
      <style:graphic-properties draw:stroke="none" svg:stroke-color="#000000" draw:marker-end="Arrowheads_20_1" draw:fill="none" draw:fill-color="#ffffff" fo:min-height="0.1138in" style:run-through="foreground"/>
    </style:style>
    <style:style style:name="gr66" style:family="graphic">
      <style:graphic-properties draw:stroke="none" svg:stroke-color="#000000" draw:marker-end="Arrowheads_20_1" draw:fill="none" draw:fill-color="#ffffff" fo:min-height="0.1028in" style:run-through="foreground"/>
    </style:style>
    <style:style style:name="gr67" style:family="graphic">
      <style:graphic-properties draw:fill-color="#ffffff" draw:opacity="0%" draw:textarea-horizontal-align="justify" draw:textarea-vertical-align="middle" draw:auto-grow-height="false" fo:min-height="0.539in" fo:min-width="2.1299in" draw:shadow-opacity="0%" style:run-through="foreground"/>
    </style:style>
    <style:style style:name="gr68" style:family="graphic">
      <style:graphic-properties draw:stroke="none" svg:stroke-color="#000000" draw:marker-end="Arrowheads_20_1" draw:fill="none" draw:fill-color="#ffffff" fo:min-height="0.0929in" style:run-through="foreground"/>
    </style:style>
    <style:style style:name="gr69" style:family="graphic">
      <style:graphic-properties draw:stroke="none" svg:stroke-color="#000000" draw:marker-end="Arrowheads_20_1" draw:fill="none" draw:fill-color="#ffffff" fo:min-height="0.1035in" style:run-through="foreground"/>
    </style:style>
    <style:style style:name="gr70" style:family="graphic">
      <style:graphic-properties draw:fill-color="#ffffff" draw:opacity="0%" draw:textarea-horizontal-align="justify" draw:textarea-vertical-align="middle" draw:auto-grow-height="false" fo:min-height="5.0547in" fo:min-width="3.5846in" draw:shadow-opacity="0%" style:run-through="foreground"/>
    </style:style>
    <style:style style:name="gr71" style:family="graphic">
      <style:graphic-properties draw:stroke="none" svg:stroke-color="#000000" draw:marker-end="Arrowheads_20_1" draw:fill="none" draw:fill-color="#ffffff" fo:min-height="0.111in" style:run-through="foreground"/>
    </style:style>
    <style:style style:name="gr72" style:family="graphic">
      <style:graphic-properties draw:textarea-horizontal-align="justify" draw:textarea-vertical-align="middle" draw:auto-grow-height="false" fo:min-height="0.2654in" fo:min-width="1.3472in" style:run-through="foreground"/>
    </style:style>
    <style:style style:name="gr73" style:family="graphic">
      <style:graphic-properties draw:textarea-horizontal-align="justify" draw:textarea-vertical-align="middle" draw:auto-grow-height="false" fo:min-height="0.1398in" fo:min-width="1.1264in" style:run-through="foreground"/>
    </style:style>
    <style:style style:name="gr74" style:family="graphic">
      <style:graphic-properties draw:textarea-horizontal-align="justify" draw:textarea-vertical-align="middle" draw:auto-grow-height="false" fo:min-height="0.1772in" fo:min-width="0.9764in" style:run-through="foreground"/>
    </style:style>
    <style:style style:name="gr75" style:family="graphic">
      <style:graphic-properties draw:fill-color="#ffffff" draw:opacity="0%" draw:textarea-horizontal-align="justify" draw:textarea-vertical-align="middle" draw:auto-grow-height="false" fo:min-height="4.0752in" fo:min-width="2.3953in" draw:shadow-opacity="0%" style:run-through="foreground"/>
    </style:style>
    <style:style style:name="gr76" style:family="graphic">
      <style:graphic-properties draw:textarea-horizontal-align="justify" draw:textarea-vertical-align="middle" draw:auto-grow-height="false" fo:min-height="0.2465in" fo:min-width="1.148in" style:run-through="foreground"/>
    </style:style>
    <style:style style:name="gr77" style:family="graphic">
      <style:graphic-properties draw:textarea-horizontal-align="justify" draw:textarea-vertical-align="middle" draw:auto-grow-height="false" fo:min-height="0.2453in" fo:min-width="1.1634in" style:run-through="foreground"/>
    </style:style>
    <style:style style:name="gr78" style:family="graphic">
      <style:graphic-properties draw:fill-color="#ffffff" draw:opacity="0%" draw:textarea-horizontal-align="justify" draw:textarea-vertical-align="middle" draw:auto-grow-height="false" fo:min-height="1.2638in" fo:min-width="1.3161in" draw:shadow-opacity="0%" style:run-through="foreground"/>
    </style:style>
    <style:style style:name="gr79" style:family="graphic">
      <style:graphic-properties draw:textarea-horizontal-align="justify" draw:textarea-vertical-align="middle" draw:auto-grow-height="false" fo:min-height="0.2902in" fo:min-width="1.1272in" style:run-through="foreground"/>
    </style:style>
    <style:style style:name="gr80" style:family="graphic">
      <style:graphic-properties draw:stroke="none" svg:stroke-color="#000000" draw:marker-end="Arrowheads_20_1" draw:fill="none" draw:fill-color="#ffffff" fo:min-height="0.089in" style:run-through="foreground"/>
    </style:style>
    <style:style style:name="gr81" style:family="graphic">
      <style:graphic-properties draw:marker-start="Arrowheads_20_1" draw:marker-end="Arrowheads_20_3" draw:textarea-horizontal-align="center" draw:textarea-vertical-align="middle" style:run-through="foreground"/>
    </style:style>
    <style:style style:name="gr82" style:family="graphic">
      <style:graphic-properties draw:fill-color="#ffffff" draw:opacity="0%" draw:textarea-horizontal-align="justify" draw:textarea-vertical-align="middle" draw:auto-grow-height="false" fo:min-height="5.0374in" fo:min-width="3.5839in" draw:shadow-opacity="0%" style:run-through="foreground"/>
    </style:style>
    <style:style style:name="gr83" style:family="graphic">
      <style:graphic-properties draw:stroke="none" svg:stroke-color="#000000" draw:marker-end="Arrowheads_20_1" draw:fill="none" draw:fill-color="#ffffff" fo:min-height="0.1925in" style:run-through="foreground"/>
    </style:style>
    <style:style style:name="gr84" style:family="graphic">
      <style:graphic-properties draw:textarea-horizontal-align="justify" draw:textarea-vertical-align="middle" draw:auto-grow-height="false" fo:min-height="0.1925in" fo:min-width="1.098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frame draw:name="Shape9" draw:style-name="gr2" draw:text-style-name="P2" svg:width="2.187in" svg:height="0.2315in" svg:x="3.5165in" svg:y="-0.2201in"><draw:text-box><text:p>WiFLX operating on PlutoSDR</text:p></draw:text-box></draw:frame><draw:line draw:name="Shape8" draw:style-name="gr3" draw:text-style-name="P3" svg:x1="3.9551in" svg:y1="5.4213in" svg:x2="7.0114in" svg:y2="5.4059in"><text:p/></draw:line><draw:custom-shape draw:name="Shape1" draw:style-name="gr4" draw:text-style-name="P4" svg:width="1.3469in" svg:height="0.265in" svg:x="6.4681in" svg:y="0.8138in"><text:p text:style-name="P3"><text:span text:style-name="T1">Endpoint MAC-&gt;RID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5" draw:text-style-name="P4" svg:width="1.1268in" svg:height="0.1406in" svg:x="6.9291in" svg:y="1.852in"><text:p text:style-name="P3"><text:span text:style-name="T1">PROTOCOL FS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6" draw:text-style-name="P3" svg:width="0.7315in" svg:height="0.2594in" svg:x="6.072in" svg:y="1.2634in"><text:p text:style-name="P3">TUNTAP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7" draw:text-style-name="P4" svg:width="0.9661in" svg:height="0.1551in" svg:x="7.011in" svg:y="2.8307in"><text:p text:style-name="P3"><text:span text:style-name="T1">OFD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8" draw:text-style-name="P4" svg:width="0.976in" svg:height="0.1768in" svg:x="6.9902in" svg:y="3.2799in"><text:p text:style-name="P3"><text:span text:style-name="T1">RADIO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9" draw:text-style-name="P4" svg:width="1.1268in" svg:height="0.1862in" svg:x="6.9374in" svg:y="3.6315in"><text:p text:style-name="P3"><text:span text:style-name="T1">Soapy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0" draw:text-style-name="P5" svg:width="2.3941in" svg:height="4.076in" svg:x="5.9098in" svg:y="0.3291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1" draw:text-style-name="P4" svg:width="1.1268in" svg:height="0.2004in" svg:x="6.9374in" svg:y="3.8543in"><text:p text:style-name="P3"><text:span text:style-name="T1">SoapyPluto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2" draw:text-style-name="P4" svg:width="1.128in" svg:height="0.1551in" svg:x="6.9472in" svg:y="4.1516in"><text:p text:style-name="P3"><text:span text:style-name="T1">LibIIO (local)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3" draw:text-style-name="P4" svg:width="1.098in" svg:height="0.2469in" svg:x="6.9685in" svg:y="4.5815in"><text:p text:style-name="P3"><text:span text:style-name="T1">IIO 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4" draw:text-style-name="P5" svg:width="3.4004in" svg:height="0.7551in" svg:x="4.9035in" svg:y="4.4827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5" draw:text-style-name="P4" svg:width="1.1449in" svg:height="0.2461in" svg:x="5.7366in" svg:y="4.5874in"><text:p text:style-name="P3"><text:span text:style-name="T1">TUN/TAP 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6" draw:text-style-name="P4" svg:width="1.9169in" svg:height="0.2453in" svg:x="4.9657in" svg:y="4.9472in"><text:p text:style-name="P3"><text:span text:style-name="T1">TCP/IP Stack</text:span></text:p><draw:enhanced-geometry svg:viewBox="0 0 21600 21600" draw:mirror-horizontal="false" draw:mirror-vertical="false" draw:type="rectangle" draw:enhanced-path="M 0 0 L 21600 0 21600 21600 0 21600 0 0 Z N"/></draw:custom-shape><draw:custom-shape draw:name="Shape3" draw:style-name="gr17" draw:text-style-name="P4" svg:width="0.6752in" svg:height="0.3106in" svg:x="4.9575in" svg:y="3.9343in"><text:p text:style-name="P3"><text:span text:style-name="T1">IPERF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8" draw:text-style-name="P6" svg:width="1.3157in" svg:height="0.9213in" svg:x="6.8646in" svg:y="2.6228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9" draw:text-style-name="P4" svg:width="1.0886in" svg:height="0.2453in" svg:x="7.011in" svg:y="5.3106in"><text:p text:style-name="P3"><text:span text:style-name="T1">FPGA/AD9363</text:span></text:p><draw:enhanced-geometry svg:viewBox="0 0 21600 21600" draw:mirror-horizontal="false" draw:mirror-vertical="false" draw:type="rectangle" draw:enhanced-path="M 0 0 L 21600 0 21600 21600 0 21600 0 0 Z N"/></draw:custom-shape><draw:line draw:name="Shape5" draw:style-name="gr20" draw:text-style-name="P3" svg:x1="7.7417in" svg:y1="3.2807in" svg:x2="7.7315in" svg:y2="2.9697in"><text:p/></draw:line><draw:frame draw:name="Shape6" draw:style-name="gr21" draw:text-style-name="P7" svg:width="0.3661in" svg:height="0.2524in" svg:x="7.2811in" svg:y="2.6228in"><draw:text-box><text:p><text:span text:style-name="T1">PHY</text:span></text:p></draw:text-box></draw:frame><draw:custom-shape draw:name="Shape1" draw:style-name="gr22" draw:text-style-name="P5" svg:width="1.3169in" svg:height="1.2634in" svg:x="6.8756in" svg:y="1.2634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23" draw:text-style-name="P7" svg:width="0.3657in" svg:height="0.2016in" svg:x="7.2929in" svg:y="1.2815in"><draw:text-box><text:p><text:span text:style-name="T1">MAC</text:span></text:p></draw:text-box></draw:frame><draw:custom-shape draw:name="Shape2" draw:style-name="gr24" draw:text-style-name="P4" svg:width="1.126in" svg:height="0.2906in" svg:x="6.9602in" svg:y="2.1146in"><text:p text:style-name="P3"><text:span text:style-name="T1">PACKET</text:span></text:p><text:p text:style-name="P3"><text:span text:style-name="T1">SCHEDULE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25" draw:text-style-name="P8" svg:width="0.8449in" svg:height="0.1815in" svg:x="6.6673in" svg:y="0.3291in"><draw:text-box><text:p text:style-name="P3"><text:span text:style-name="T1">WIFLX_RM</text:span></text:p></draw:text-box></draw:frame><draw:custom-shape draw:name="Shape1" draw:style-name="gr26" draw:text-style-name="P5" svg:width="2.1295in" svg:height="0.5386in" svg:x="6.0819in" svg:y="0.5917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27" draw:text-style-name="P8" svg:width="0.8449in" svg:height="0.1634in" svg:x="6.6457in" svg:y="0.5917in"><draw:text-box><text:p text:style-name="P3"><text:span text:style-name="T1">L2IWF</text:span></text:p></draw:text-box></draw:frame><draw:frame draw:name="Shape6" draw:style-name="gr28" draw:text-style-name="P8" svg:width="0.8441in" svg:height="0.1823in" svg:x="4.8929in" svg:y="4.5874in"><draw:text-box><text:p text:style-name="P3"><text:span text:style-name="T1">Linux Kernel</text:span></text:p></draw:text-box></draw:frame><draw:line draw:name="Shape5" draw:style-name="gr20" draw:text-style-name="P3" svg:x1="7.2406in" svg:y1="2.985in" svg:x2="7.2504in" svg:y2="3.2961in"><text:p/></draw:line><draw:line draw:name="Shape4" draw:style-name="gr29" draw:text-style-name="P3" svg:x1="6.4157in" svg:y1="1.5224in" svg:x2="6.4157in" svg:y2="4.5878in"><text:p/></draw:line><draw:line draw:name="Shape4" draw:style-name="gr29" draw:text-style-name="P3" svg:x1="7.5429in" svg:y1="4.8272in" svg:x2="7.5429in" svg:y2="5.3094in"><text:p/></draw:line><draw:line draw:name="Shape7" draw:style-name="gr29" draw:text-style-name="P3" svg:x1="5.2996in" svg:y1="4.2445in" svg:x2="5.3098in" svg:y2="4.9469in"><text:p/></draw:line><draw:custom-shape draw:name="Shape1" draw:style-name="gr30" draw:text-style-name="P5" svg:width="3.5843in" svg:height="5.3567in" svg:x="4.8138in" svg:y="0.2764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31" draw:text-style-name="P9" svg:width="0.8449in" svg:height="0.1961in" svg:x="4.9047in" svg:y="0.3665in"><draw:text-box><text:p text:style-name="P3">PlutoSDR</text:p></draw:text-box></draw:frame><draw:custom-shape draw:name="Shape1" draw:style-name="gr4" draw:text-style-name="P4" svg:width="1.3469in" svg:height="0.265in" svg:x="2.3244in" svg:y="0.8079in"><text:p text:style-name="P3"><text:span text:style-name="T1">Endpoint MAC-&gt;RID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2" draw:text-style-name="P4" svg:width="1.126in" svg:height="0.1398in" svg:x="2.7854in" svg:y="1.8461in"><text:p text:style-name="P3"><text:span text:style-name="T1">PROTOCOL FS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3" draw:text-style-name="P3" svg:width="0.7323in" svg:height="0.2594in" svg:x="1.9276in" svg:y="1.2571in"><text:p text:style-name="P3">TUNTAP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4" draw:text-style-name="P4" svg:width="0.9669in" svg:height="0.1551in" svg:x="2.8665in" svg:y="2.8244in"><text:p text:style-name="P3"><text:span text:style-name="T1">OFD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5" draw:text-style-name="P4" svg:width="0.9768in" svg:height="0.1768in" svg:x="2.8457in" svg:y="3.2736in"><text:p text:style-name="P3"><text:span text:style-name="T1">RADIO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6" draw:text-style-name="P4" svg:width="1.126in" svg:height="0.1862in" svg:x="2.7937in" svg:y="3.6252in"><text:p text:style-name="P3"><text:span text:style-name="T1">Soapy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37" draw:text-style-name="P5" svg:width="2.3949in" svg:height="4.0752in" svg:x="1.7654in" svg:y="0.3228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8" draw:text-style-name="P4" svg:width="1.126in" svg:height="0.2004in" svg:x="2.7937in" svg:y="3.848in"><text:p text:style-name="P3"><text:span text:style-name="T1">SoapyPluto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2" draw:text-style-name="P4" svg:width="1.128in" svg:height="0.1551in" svg:x="2.8035in" svg:y="4.1453in"><text:p text:style-name="P3"><text:span text:style-name="T1">LibIIO (local)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3" draw:text-style-name="P4" svg:width="1.098in" svg:height="0.2469in" svg:x="2.8244in" svg:y="4.5752in"><text:p text:style-name="P3"><text:span text:style-name="T1">IIO 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4" draw:text-style-name="P5" svg:width="3.4004in" svg:height="0.7551in" svg:x="0.7598in" svg:y="4.4764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39" draw:text-style-name="P4" svg:width="1.1449in" svg:height="0.2469in" svg:x="1.5929in" svg:y="4.5807in"><text:p text:style-name="P3"><text:span text:style-name="T1">TUN/TAP 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6" draw:text-style-name="P4" svg:width="1.9169in" svg:height="0.2453in" svg:x="0.822in" svg:y="4.9409in"><text:p text:style-name="P3"><text:span text:style-name="T1">TCP/IP Stack</text:span></text:p><draw:enhanced-geometry svg:viewBox="0 0 21600 21600" draw:mirror-horizontal="false" draw:mirror-vertical="false" draw:type="rectangle" draw:enhanced-path="M 0 0 L 21600 0 21600 21600 0 21600 0 0 Z N"/></draw:custom-shape><draw:custom-shape draw:name="Shape3" draw:style-name="gr40" draw:text-style-name="P4" svg:width="0.6748in" svg:height="0.3106in" svg:x="0.8138in" svg:y="3.928in"><text:p text:style-name="P3"><text:span text:style-name="T1">IPERF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41" draw:text-style-name="P6" svg:width="1.315in" svg:height="0.9213in" svg:x="2.7209in" svg:y="2.6165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42" draw:text-style-name="P4" svg:width="1.0894in" svg:height="0.2453in" svg:x="2.8665in" svg:y="5.3043in"><text:p text:style-name="P3"><text:span text:style-name="T1">FPGA/AD9363</text:span></text:p><draw:enhanced-geometry svg:viewBox="0 0 21600 21600" draw:mirror-horizontal="false" draw:mirror-vertical="false" draw:type="rectangle" draw:enhanced-path="M 0 0 L 21600 0 21600 21600 0 21600 0 0 Z N"/></draw:custom-shape><draw:line draw:name="Shape5" draw:style-name="gr20" draw:text-style-name="P3" svg:x1="3.5976in" svg:y1="3.274in" svg:x2="3.5874in" svg:y2="2.963in"><text:p/></draw:line><draw:frame draw:name="Shape6" draw:style-name="gr43" draw:text-style-name="P7" svg:width="0.3669in" svg:height="0.2031in" svg:x="3.1957in" svg:y="2.6165in"><draw:text-box><text:p><text:span text:style-name="T1">PHY</text:span></text:p></draw:text-box></draw:frame><draw:custom-shape draw:name="Shape1" draw:style-name="gr44" draw:text-style-name="P5" svg:width="1.3161in" svg:height="1.2634in" svg:x="2.7319in" svg:y="1.2571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45" draw:text-style-name="P4" svg:width="1.126in" svg:height="0.2894in" svg:x="2.7846in" svg:y="1.4764in"><text:p text:style-name="P3"><text:span text:style-name="T1">CLIENT</text:span></text:p><text:p text:style-name="P3"><text:span text:style-name="T1">SCHEDULE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46" draw:text-style-name="P7" svg:width="0.3661in" svg:height="0.2024in" svg:x="3.1484in" svg:y="1.2744in"><draw:text-box><text:p><text:span text:style-name="T1">MAC</text:span></text:p></draw:text-box></draw:frame><draw:custom-shape draw:name="Shape2" draw:style-name="gr47" draw:text-style-name="P4" svg:width="1.1268in" svg:height="0.2906in" svg:x="2.8157in" svg:y="2.1083in"><text:p text:style-name="P3"><text:span text:style-name="T1">PACKET</text:span></text:p><text:p text:style-name="P3"><text:span text:style-name="T1">SCHEDULE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25" draw:text-style-name="P8" svg:width="0.8453in" svg:height="0.1815in" svg:x="2.5228in" svg:y="0.3228in"><draw:text-box><text:p text:style-name="P3"><text:span text:style-name="T1">WIFLX_AP</text:span></text:p></draw:text-box></draw:frame><draw:custom-shape draw:name="Shape1" draw:style-name="gr48" draw:text-style-name="P5" svg:width="2.1295in" svg:height="0.5394in" svg:x="1.9374in" svg:y="0.5854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49" draw:text-style-name="P8" svg:width="0.8449in" svg:height="0.1606in" svg:x="2.502in" svg:y="0.5854in"><draw:text-box><text:p text:style-name="P3"><text:span text:style-name="T1">L2IWF</text:span></text:p></draw:text-box></draw:frame><draw:frame draw:name="Shape6" draw:style-name="gr50" draw:text-style-name="P8" svg:width="0.8441in" svg:height="0.1831in" svg:x="0.7492in" svg:y="4.5807in"><draw:text-box><text:p text:style-name="P3"><text:span text:style-name="T1">Linux Kernel</text:span></text:p></draw:text-box></draw:frame><draw:line draw:name="Shape5" draw:style-name="gr20" draw:text-style-name="P3" svg:x1="3.0965in" svg:y1="2.9787in" svg:x2="3.1063in" svg:y2="3.2898in"><text:p/></draw:line><draw:line draw:name="Shape4" draw:style-name="gr29" draw:text-style-name="P3" svg:x1="2.272in" svg:y1="1.5161in" svg:x2="2.272in" svg:y2="4.5815in"><text:p/></draw:line><draw:line draw:name="Shape4" draw:style-name="gr29" draw:text-style-name="P3" svg:x1="3.3988in" svg:y1="4.8213in" svg:x2="3.3988in" svg:y2="5.3035in"><text:p/></draw:line><draw:line draw:name="Shape7" draw:style-name="gr29" draw:text-style-name="P3" svg:x1="1.1555in" svg:y1="4.2382in" svg:x2="1.1657in" svg:y2="4.9406in"><text:p/></draw:line><draw:custom-shape draw:name="Shape1" draw:style-name="gr30" draw:text-style-name="P5" svg:width="3.5843in" svg:height="5.3567in" svg:x="0.6701in" svg:y="0.2701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51" draw:text-style-name="P9" svg:width="0.8441in" svg:height="0.1953in" svg:x="0.761in" svg:y="0.3606in"><draw:text-box><text:p text:style-name="P3">PlutoSDR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1" draw:style-name="gr1"><draw:custom-shape draw:name="Shape1" draw:style-name="gr52" draw:text-style-name="P5" svg:width="3.5941in" svg:height="1.4059in" svg:x="0.7339in" svg:y="5.3866in"><text:p/><draw:enhanced-geometry svg:viewBox="0 0 21600 21600" draw:type="rectangle" draw:enhanced-path="M 0 0 L 21600 0 21600 21600 0 21600 0 0 Z N"/></draw:custom-shape><draw:line draw:name="Shape8" draw:style-name="gr3" draw:text-style-name="P3" svg:x1="4.124in" svg:y1="6.6028in" svg:x2="7.1157in" svg:y2="6.6028in"><text:p/></draw:line><draw:custom-shape draw:name="Shape1" draw:style-name="gr53" draw:text-style-name="P5" svg:width="2.2661in" svg:height="0.3843in" svg:x="1.9122in" svg:y="6.0209in"><text:p/><draw:enhanced-geometry svg:viewBox="0 0 21600 21600" draw:type="rectangle" draw:enhanced-path="M 0 0 L 21600 0 21600 21600 0 21600 0 0 Z N"/></draw:custom-shape><draw:frame draw:name="Shape6" draw:style-name="gr54" draw:text-style-name="P9" svg:width="0.9587in" svg:height="0.2449in" svg:x="0.7949in" svg:y="0.1402in"><draw:text-box><text:p text:style-name="P3">x86 Host</text:p></draw:text-box></draw:frame><draw:custom-shape draw:name="Shape1" draw:style-name="gr4" draw:text-style-name="P4" svg:width="1.3469in" svg:height="0.265in" svg:x="6.5402in" svg:y="0.5736in"><text:p text:style-name="P3"><text:span text:style-name="T1">Endpoint MAC-&gt;RID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55" draw:text-style-name="P4" svg:width="1.1276in" svg:height="0.1406in" svg:x="7.0004in" svg:y="1.6118in"><text:p text:style-name="P3">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</text:span><text:span text:style-name="T1"> </text:span><text:span text:style-name="T1">F</text:span><text:span text:style-name="T1">S</text:span><text:span text:style-name="T1">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56" draw:text-style-name="P10" svg:width="0.7323in" svg:height="0.2598in" svg:x="6.1437in" svg:y="1.022in"><text:p text:style-name="P3"><text:span text:style-name="T2">TUNTAP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4" draw:text-style-name="P4" svg:width="0.9669in" svg:height="0.1551in" svg:x="7.0823in" svg:y="2.5902in"><text:p text:style-name="P3"><text:span text:style-name="T1">OFD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5" draw:text-style-name="P4" svg:width="0.9768in" svg:height="0.1768in" svg:x="7.0618in" svg:y="3.0394in"><text:p text:style-name="P3"><text:span text:style-name="T1">RADIO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57" draw:text-style-name="P4" svg:width="1.1276in" svg:height="0.1862in" svg:x="7.0091in" svg:y="3.3909in"><text:p text:style-name="P3"><text:span text:style-name="T1">Soapy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10" draw:text-style-name="P6" svg:width="2.3941in" svg:height="4.076in" svg:x="5.9819in" svg:y="0.0886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58" draw:text-style-name="P4" svg:width="1.1276in" svg:height="0.2004in" svg:x="7.0091in" svg:y="3.6138in"><text:p text:style-name="P3"><text:span text:style-name="T1">SoapyPluto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2" draw:text-style-name="P4" svg:width="1.128in" svg:height="0.1551in" svg:x="7.0193in" svg:y="3.911in"><text:p text:style-name="P3"><text:span text:style-name="T1">LibIIO (network)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59" draw:text-style-name="P6" svg:width="3.4012in" svg:height="0.7559in" svg:x="4.9748in" svg:y="4.2421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60" draw:text-style-name="P4" svg:width="1.1453in" svg:height="0.2461in" svg:x="5.8083in" svg:y="4.3472in"><text:p text:style-name="P3"><text:span text:style-name="T1">TUN/TAP 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61" draw:text-style-name="P4" svg:width="1.9177in" svg:height="0.2453in" svg:x="5.0374in" svg:y="4.7067in"><text:p text:style-name="P3"><text:span text:style-name="T1">TCP/IP Stack</text:span></text:p><draw:enhanced-geometry svg:viewBox="0 0 21600 21600" draw:mirror-horizontal="false" draw:mirror-vertical="false" draw:type="rectangle" draw:enhanced-path="M 0 0 L 21600 0 21600 21600 0 21600 0 0 Z N"/></draw:custom-shape><draw:custom-shape draw:name="Shape3" draw:style-name="gr17" draw:text-style-name="P4" svg:width="0.6752in" svg:height="0.3106in" svg:x="5.0291in" svg:y="3.6937in"><text:p text:style-name="P3"><text:span text:style-name="T1">IPERF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62" draw:text-style-name="P6" svg:width="1.3161in" svg:height="0.9217in" svg:x="6.9358in" svg:y="2.3823in"><text:p/><draw:enhanced-geometry svg:viewBox="0 0 21600 21600" draw:mirror-horizontal="false" draw:mirror-vertical="false" draw:type="rectangle" draw:enhanced-path="M 0 0 L 21600 0 21600 21600 0 21600 0 0 Z N"/></draw:custom-shape><draw:line draw:name="Shape5" draw:style-name="gr20" draw:text-style-name="P10" svg:x1="7.8134in" svg:y1="3.0402in" svg:x2="7.8031in" svg:y2="2.7291in"><text:p/></draw:line><draw:frame draw:name="Shape6" draw:style-name="gr63" draw:text-style-name="P7" svg:width="0.3669in" svg:height="0.1606in" svg:x="7.424in" svg:y="2.3823in"><draw:text-box><text:p><text:span text:style-name="T1">PHY</text:span></text:p></draw:text-box></draw:frame><draw:custom-shape draw:name="Shape1" draw:style-name="gr64" draw:text-style-name="P6" svg:width="1.3177in" svg:height="1.2642in" svg:x="6.9472in" svg:y="1.022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65" draw:text-style-name="P7" svg:width="0.3661in" svg:height="0.1606in" svg:x="7.3646in" svg:y="1.0409in"><draw:text-box><text:p><text:span text:style-name="T1">MAC</text:span></text:p></draw:text-box></draw:frame><draw:custom-shape draw:name="Shape2" draw:style-name="gr47" draw:text-style-name="P4" svg:width="1.1268in" svg:height="0.2906in" svg:x="7.0319in" svg:y="1.874in"><text:p text:style-name="P3"><text:span text:style-name="T1">PACK</text:span><text:span text:style-name="T1">ET</text:span></text:p><text:p text:style-name="P3"><text:span text:style-name="T1">SCHE</text:span><text:span text:style-name="T1">DULE</text:span><text:span text:style-name="T1">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66" draw:text-style-name="P8" svg:width="0.8453in" svg:height="0.1606in" svg:x="6.7386in" svg:y="0.0886in"><draw:text-box><text:p text:style-name="P3"><text:span text:style-name="T1">WIFLX_RM</text:span></text:p></draw:text-box></draw:frame><draw:custom-shape draw:name="Shape1" draw:style-name="gr67" draw:text-style-name="P6" svg:width="2.1303in" svg:height="0.5394in" svg:x="6.1531in" svg:y="0.3504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68" draw:text-style-name="P8" svg:width="0.8453in" svg:height="0.1606in" svg:x="6.7173in" svg:y="0.3504in"><draw:text-box><text:p text:style-name="P3"><text:span text:style-name="T1">L2IWF</text:span></text:p></draw:text-box></draw:frame><draw:frame draw:name="Shape6" draw:style-name="gr69" draw:text-style-name="P8" svg:width="0.8449in" svg:height="0.1606in" svg:x="4.9646in" svg:y="4.3472in"><draw:text-box><text:p text:style-name="P3"><text:span text:style-name="T1">Linux Kernel</text:span></text:p></draw:text-box></draw:frame><draw:line draw:name="Shape5" draw:style-name="gr20" draw:text-style-name="P10" svg:x1="7.3122in" svg:y1="2.7445in" svg:x2="7.322in" svg:y2="3.0555in"><text:p/></draw:line><draw:line draw:name="Shape4" draw:style-name="gr29" draw:text-style-name="P10" svg:x1="6.4878in" svg:y1="1.2819in" svg:x2="6.4878in" svg:y2="4.3476in"><text:p/></draw:line><draw:line draw:name="Shape4" draw:style-name="gr29" draw:text-style-name="P10" svg:x1="7.5823in" svg:y1="4.0657in" svg:x2="7.5823in" svg:y2="5.4213in"><text:p/></draw:line><draw:line draw:name="Shape7" draw:style-name="gr29" draw:text-style-name="P10" svg:x1="5.3709in" svg:y1="4.0035in" svg:x2="5.3811in" svg:y2="4.7059in"><text:p/></draw:line><draw:custom-shape draw:name="Shape1" draw:style-name="gr70" draw:text-style-name="P6" svg:width="3.585in" svg:height="5.0551in" svg:x="4.8854in" svg:y="0.0358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71" draw:text-style-name="P11" svg:width="0.8453in" svg:height="0.1925in" svg:x="4.9764in" svg:y="0.1256in"><draw:text-box><text:p text:style-name="P3"><text:span text:style-name="T2">x86 Host</text:span></text:p></draw:text-box></draw:frame><draw:custom-shape draw:name="Shape1" draw:style-name="gr72" draw:text-style-name="P4" svg:width="1.3476in" svg:height="0.2657in" svg:x="2.3957in" svg:y="0.5665in"><text:p text:style-name="P3"><text:span text:style-name="T1">Endpoint MAC-</text:span><text:span text:style-name="T1">&gt;RID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73" draw:text-style-name="P4" svg:width="1.1268in" svg:height="0.1398in" svg:x="2.8567in" svg:y="1.6055in"><text:p text:style-name="P3"><text:span text:style-name="T1">PROTOCOL </text:span><text:span text:style-name="T1">FS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56" draw:text-style-name="P10" svg:width="0.7323in" svg:height="0.2598in" svg:x="1.9992in" svg:y="1.0157in"><text:p text:style-name="P3"><text:span text:style-name="T2">TUNTAP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4" draw:text-style-name="P4" svg:width="0.9669in" svg:height="0.1551in" svg:x="2.9382in" svg:y="2.5839in"><text:p text:style-name="P3"><text:span text:style-name="T1">OFDM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74" draw:text-style-name="P4" svg:width="0.9768in" svg:height="0.1776in" svg:x="2.9173in" svg:y="3.0331in"><text:p text:style-name="P3"><text:span text:style-name="T1">RADIO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6" draw:text-style-name="P4" svg:width="1.126in" svg:height="0.1862in" svg:x="2.865in" svg:y="3.3846in"><text:p text:style-name="P3"><text:span text:style-name="T1">SoapySD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75" draw:text-style-name="P6" svg:width="2.3953in" svg:height="4.0752in" svg:x="1.8366in" svg:y="0.0823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38" draw:text-style-name="P4" svg:width="1.126in" svg:height="0.2004in" svg:x="2.865in" svg:y="3.6075in"><text:p text:style-name="P3"><text:span text:style-name="T1">S</text:span><text:span text:style-name="T1">o</text:span><text:span text:style-name="T1">a</text:span><text:span text:style-name="T1">p</text:span><text:span text:style-name="T1">y</text:span><text:span text:style-name="T1">P</text:span><text:span text:style-name="T1">l</text:span><text:span text:style-name="T1">u</text:span><text:span text:style-name="T1">t</text:span><text:span text:style-name="T1">o</text:span><text:span text:style-name="T1">S</text:span><text:span text:style-name="T1">D</text:span><text:span text:style-name="T1">R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2" draw:text-style-name="P4" svg:width="1.128in" svg:height="0.1551in" svg:x="2.8748in" svg:y="3.9047in"><text:p text:style-name="P3"><text:span text:style-name="T1">L</text:span><text:span text:style-name="T1">i</text:span><text:span text:style-name="T1">b</text:span><text:span text:style-name="T1">I</text:span><text:span text:style-name="T1">I</text:span><text:span text:style-name="T1">O</text:span><text:span text:style-name="T1"> </text:span><text:span text:style-name="T1">(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)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76" draw:text-style-name="P4" svg:width="1.148in" svg:height="0.2469in" svg:x="2.9547in" svg:y="6.1031in"><text:p text:style-name="P3"><text:span text:style-name="T1">I</text:span><text:span text:style-name="T1">I</text:span><text:span text:style-name="T1">O</text:span><text:span text:style-name="T1"> </text:span><text:span text:style-name="T1">D</text:span><text:span text:style-name="T1">r</text:span><text:span text:style-name="T1">i</text:span><text:span text:style-name="T1">v</text:span><text:span text:style-name="T1">e</text:span><text:span text:style-name="T1">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59" draw:text-style-name="P6" svg:width="3.4012in" svg:height="0.7559in" svg:x="0.8311in" svg:y="4.2358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39" draw:text-style-name="P4" svg:width="1.1449in" svg:height="0.2469in" svg:x="1.6646in" svg:y="4.3402in"><text:p text:style-name="P3"><text:span text:style-name="T1">TUN/TAP </text:span><text:span text:style-name="T1">Drive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61" draw:text-style-name="P4" svg:width="1.9177in" svg:height="0.2453in" svg:x="0.8929in" svg:y="4.7004in"><text:p text:style-name="P3"><text:span text:style-name="T1">TCP/IP Stack</text:span></text:p><draw:enhanced-geometry svg:viewBox="0 0 21600 21600" draw:mirror-horizontal="false" draw:mirror-vertical="false" draw:type="rectangle" draw:enhanced-path="M 0 0 L 21600 0 21600 21600 0 21600 0 0 Z N"/></draw:custom-shape><draw:custom-shape draw:name="Shape3" draw:style-name="gr40" draw:text-style-name="P4" svg:width="0.6748in" svg:height="0.3106in" svg:x="0.8854in" svg:y="3.6874in"><text:p text:style-name="P3"><text:span text:style-name="T1">IPERF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8" draw:text-style-name="P6" svg:width="1.3157in" svg:height="0.9213in" svg:x="2.7921in" svg:y="2.3764in"><text:p/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77" draw:text-style-name="P4" svg:width="1.1634in" svg:height="0.2453in" svg:x="2.961in" svg:y="6.461in"><text:p text:style-name="P3"><text:span text:style-name="T1">FPGA/AD9363</text:span></text:p><draw:enhanced-geometry svg:viewBox="0 0 21600 21600" draw:mirror-horizontal="false" draw:mirror-vertical="false" draw:type="rectangle" draw:enhanced-path="M 0 0 L 21600 0 21600 21600 0 21600 0 0 Z N"/></draw:custom-shape><draw:line draw:name="Shape5" draw:style-name="gr20" draw:text-style-name="P10" svg:x1="3.6693in" svg:y1="3.0339in" svg:x2="3.6591in" svg:y2="2.7228in"><text:p/></draw:line><draw:frame draw:name="Shape6" draw:style-name="gr63" draw:text-style-name="P7" svg:width="0.3669in" svg:height="0.1606in" svg:x="3.2913in" svg:y="2.3764in"><draw:text-box><text:p><text:span text:style-name="T1">PHY</text:span></text:p></draw:text-box></draw:frame><draw:custom-shape draw:name="Shape1" draw:style-name="gr78" draw:text-style-name="P6" svg:width="1.3161in" svg:height="1.2642in" svg:x="2.8031in" svg:y="1.0157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45" draw:text-style-name="P4" svg:width="1.126in" svg:height="0.2894in" svg:x="2.8559in" svg:y="1.2358in"><text:p text:style-name="P3"><text:span text:style-name="T1">CLIE</text:span><text:span text:style-name="T1">NT</text:span></text:p><text:p text:style-name="P3"><text:span text:style-name="T1">SCHE</text:span><text:span text:style-name="T1">DULE</text:span><text:span text:style-name="T1">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63" draw:text-style-name="P7" svg:width="0.3661in" svg:height="0.1606in" svg:x="3.2201in" svg:y="1.0331in"><draw:text-box><text:p><text:span text:style-name="T1">M</text:span><text:span text:style-name="T1">A</text:span><text:span text:style-name="T1">C</text:span></text:p></draw:text-box></draw:frame><draw:custom-shape draw:name="Shape2" draw:style-name="gr79" draw:text-style-name="P4" svg:width="1.1276in" svg:height="0.2906in" svg:x="2.8874in" svg:y="1.8677in"><text:p text:style-name="P3"><text:span text:style-name="T1">PACKET</text:span></text:p><text:p text:style-name="P3"><text:span text:style-name="T1">SCHEDULE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66" draw:text-style-name="P8" svg:width="0.8453in" svg:height="0.1606in" svg:x="2.5941in" svg:y="0.0823in"><draw:text-box><text:p text:style-name="P3"><text:span text:style-name="T1">WIFLX_AP</text:span></text:p></draw:text-box></draw:frame><draw:custom-shape draw:name="Shape1" draw:style-name="gr48" draw:text-style-name="P6" svg:width="2.1295in" svg:height="0.5394in" svg:x="2.0091in" svg:y="0.3449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80" draw:text-style-name="P8" svg:width="0.8449in" svg:height="0.1606in" svg:x="2.5736in" svg:y="0.3449in"><draw:text-box><text:p text:style-name="P3"><text:span text:style-name="T1">L2IWF</text:span></text:p></draw:text-box></draw:frame><draw:frame draw:name="Shape6" draw:style-name="gr69" draw:text-style-name="P8" svg:width="0.8441in" svg:height="0.1606in" svg:x="0.8205in" svg:y="4.3402in"><draw:text-box><text:p text:style-name="P3"><text:span text:style-name="T1">Linux Kernel</text:span></text:p></draw:text-box></draw:frame><draw:line draw:name="Shape5" draw:style-name="gr20" draw:text-style-name="P10" svg:x1="3.1677in" svg:y1="2.7386in" svg:x2="3.1776in" svg:y2="3.0496in"><text:p/></draw:line><draw:line draw:name="Shape4" draw:style-name="gr29" draw:text-style-name="P10" svg:x1="2.3433in" svg:y1="1.2756in" svg:x2="2.3433in" svg:y2="4.3413in"><text:p/></draw:line><draw:line draw:name="Shape4" draw:style-name="gr81" draw:text-style-name="P10" svg:x1="3.4512in" svg:y1="4.0594in" svg:x2="3.463in" svg:y2="5.4697in"><text:p text:style-name="P10"/></draw:line><draw:line draw:name="Shape7" draw:style-name="gr29" draw:text-style-name="P10" svg:x1="1.2264in" svg:y1="3.9972in" svg:x2="1.2366in" svg:y2="4.6996in"><text:p/></draw:line><draw:custom-shape draw:name="Shape1" draw:style-name="gr82" draw:text-style-name="P6" svg:width="3.5843in" svg:height="5.0378in" svg:x="0.7413in" svg:y="0.0295in"><text:p/><draw:enhanced-geometry svg:viewBox="0 0 21600 21600" draw:mirror-horizontal="false" draw:mirror-vertical="false" draw:type="rectangle" draw:enhanced-path="M 0 0 L 21600 0 21600 21600 0 21600 0 0 Z N"/></draw:custom-shape><draw:frame draw:name="Shape6" draw:style-name="gr71" draw:text-style-name="P11" svg:width="0.8441in" svg:height="0.1925in" svg:x="0.8091in" svg:y="5.5213in"><draw:text-box><text:p text:style-name="P3"><text:span text:style-name="T2">PlutoSDR</text:span></text:p></draw:text-box></draw:frame><draw:custom-shape draw:name="Shape1" draw:style-name="gr13" draw:text-style-name="P4" svg:width="1.098in" svg:height="0.2469in" svg:x="2.9902in" svg:y="5.4449in"><text:p text:style-name="P3"><text:span text:style-name="T1">IIOD Serve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69" draw:text-style-name="P8" svg:width="0.8441in" svg:height="0.1606in" svg:x="1.9685in" svg:y="6.1276in"><draw:text-box><text:p text:style-name="P3"><text:span text:style-name="T1">Linux Kernel</text:span></text:p></draw:text-box></draw:frame><draw:frame draw:name="Shape6" draw:style-name="gr83" draw:text-style-name="P11" svg:width="0.6661in" svg:height="0.1925in" svg:x="2.8559in" svg:y="5.1268in"><draw:text-box><text:p text:style-name="P3"><text:span text:style-name="T2">USB</text:span></text:p></draw:text-box></draw:frame><draw:frame draw:name="Shape6" draw:style-name="gr83" draw:text-style-name="P11" svg:width="0.548in" svg:height="0.1925in" svg:x="6.9283in" svg:y="5.1657in"><draw:text-box><text:p text:style-name="P3"><text:span text:style-name="T2">USB</text:span></text:p></draw:text-box></draw:frame><draw:custom-shape draw:name="Shape1" draw:style-name="gr84" draw:text-style-name="P4" svg:width="1.098in" svg:height="0.1925in" svg:x="2.9902in" svg:y="5.774in"><text:p text:style-name="P3"><text:span text:style-name="T1">LibIIO (local)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52" draw:text-style-name="P5" svg:width="3.5941in" svg:height="1.4059in" svg:x="4.865in" svg:y="5.363in"><text:p/><draw:enhanced-geometry svg:viewBox="0 0 21600 21600" draw:type="rectangle" draw:enhanced-path="M 0 0 L 21600 0 21600 21600 0 21600 0 0 Z N"/></draw:custom-shape><draw:custom-shape draw:name="Shape1" draw:style-name="gr53" draw:text-style-name="P5" svg:width="2.2661in" svg:height="0.3843in" svg:x="6.0437in" svg:y="5.9972in"><text:p/><draw:enhanced-geometry svg:viewBox="0 0 21600 21600" draw:type="rectangle" draw:enhanced-path="M 0 0 L 21600 0 21600 21600 0 21600 0 0 Z N"/></draw:custom-shape><draw:custom-shape draw:name="Shape1" draw:style-name="gr76" draw:text-style-name="P4" svg:width="1.148in" svg:height="0.2469in" svg:x="7.0858in" svg:y="6.0795in"><text:p text:style-name="P3"><text:span text:style-name="T1">I</text:span><text:span text:style-name="T1">I</text:span><text:span text:style-name="T1">O</text:span><text:span text:style-name="T1"> </text:span><text:span text:style-name="T1">D</text:span><text:span text:style-name="T1">r</text:span><text:span text:style-name="T1">i</text:span><text:span text:style-name="T1">v</text:span><text:span text:style-name="T1">e</text:span><text:span text:style-name="T1">r</text:span></text:p><draw:enhanced-geometry svg:viewBox="0 0 21600 21600" draw:mirror-horizontal="false" draw:mirror-vertical="false" draw:type="rectangle" draw:enhanced-path="M 0 0 L 21600 0 21600 21600 0 21600 0 0 Z N"/></draw:custom-shape><draw:custom-shape draw:name="Shape1" draw:style-name="gr77" draw:text-style-name="P4" svg:width="1.1634in" svg:height="0.2453in" svg:x="7.0921in" svg:y="6.4374in"><text:p text:style-name="P3"><text:span text:style-name="T1">F</text:span><text:span text:style-name="T1">P</text:span><text:span text:style-name="T1">G</text:span><text:span text:style-name="T1">A</text:span><text:span text:style-name="T1">/</text:span><text:span text:style-name="T1">A</text:span><text:span text:style-name="T1">D</text:span><text:span text:style-name="T1">9</text:span><text:span text:style-name="T1">3</text:span><text:span text:style-name="T1">6</text:span><text:span text:style-name="T1">3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71" draw:text-style-name="P11" svg:width="0.8441in" svg:height="0.1925in" svg:x="4.9402in" svg:y="5.4976in"><draw:text-box><text:p text:style-name="P3"><text:span text:style-name="T2">P</text:span><text:span text:style-name="T2">l</text:span><text:span text:style-name="T2">u</text:span><text:span text:style-name="T2">t</text:span><text:span text:style-name="T2">o</text:span><text:span text:style-name="T2">S</text:span><text:span text:style-name="T2">D</text:span><text:span text:style-name="T2">R</text:span></text:p></draw:text-box></draw:frame><draw:custom-shape draw:name="Shape1" draw:style-name="gr13" draw:text-style-name="P4" svg:width="1.098in" svg:height="0.2469in" svg:x="7.1213in" svg:y="5.4213in"><text:p text:style-name="P3"><text:span text:style-name="T1">I</text:span><text:span text:style-name="T1">I</text:span><text:span text:style-name="T1">O</text:span><text:span text:style-name="T1">D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<draw:enhanced-geometry svg:viewBox="0 0 21600 21600" draw:mirror-horizontal="false" draw:mirror-vertical="false" draw:type="rectangle" draw:enhanced-path="M 0 0 L 21600 0 21600 21600 0 21600 0 0 Z N"/></draw:custom-shape><draw:frame draw:name="Shape6" draw:style-name="gr69" draw:text-style-name="P8" svg:width="0.8441in" svg:height="0.1606in" svg:x="6.1in" svg:y="6.1039in"><draw:text-box><text:p text:style-name="P3"><text:span text:style-name="T1">Linux Kernel</text:span></text:p></draw:text-box></draw:frame><draw:custom-shape draw:name="Shape1" draw:style-name="gr84" draw:text-style-name="P4" svg:width="1.098in" svg:height="0.1925in" svg:x="7.1213in" svg:y="5.7504in"><text:p text:style-name="P3"><text:span text:style-name="T1">LibIIO (local)</text:span></text:p><draw:enhanced-geometry svg:viewBox="0 0 21600 21600" draw:mirror-horizontal="false" draw:mirror-vertical="false" draw:type="rectangle" draw:enhanced-path="M 0 0 L 21600 0 21600 21600 0 21600 0 0 Z N"/></draw:custom-shape><draw:frame draw:name="Shape9" draw:style-name="gr2" draw:text-style-name="P2" svg:width="2.187in" svg:height="0.2315in" svg:x="3.622in" svg:y="-0.4543in"><draw:text-box><text:p>WiFLX operating on x86 Host</text:p></draw:text-box></draw:frame></draw:g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131 902" svg:d="M564 0l-564 902h1131z"/>
    <draw:marker draw:name="Arrowheads_20_3" draw:display-name="Arrowheads 3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10:54:00.615774185</meta:creation-date>
    <dc:date>2021-03-17T15:35:01.690768790</dc:date>
    <meta:editing-duration>PT3H54M56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